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Library/GenerateFeature.js" manifest:media-type=""/>
  <manifest:file-entry manifest:full-path="Scripts/javascript/Library/parcel-descriptor.xml" manifest:media-type=""/>
  <manifest:file-entry manifest:full-path="Scripts/javascript/Library/" manifest:media-type="application/binary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95cm" fo:min-width="15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05cm" fo:min-width="22.6cm"/>
    </style:style>
    <style:style style:name="P1" style:family="paragraph">
      <style:text-properties fo:font-family="TakaoPMincho" style:font-pitch="variable" fo:font-size="66pt" fo:font-style="italic" fo:font-weight="bold" style:font-family-asian="TakaoPMincho" style:font-pitch-asian="variable" style:font-size-asian="66pt" style:font-style-asian="italic" style:font-weight-asian="bold" style:font-size-complex="66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TakaoPMincho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font-family="TakaoPMincho" style:font-pitch="variable" fo:font-size="66pt" fo:font-style="italic" fo:font-weight="bold" style:font-family-asian="TakaoPMincho" style:font-pitch-asian="variable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fo:font-family="TakaoPMincho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802cm" svg:height="2.816cm" svg:x="2cm" svg:y="2cm">
          <draw:text-box>
            <text:p><text:span text:style-name="T1">Ｍｏｕｄａｍｅｐｏ</text:span></text:p>
          </draw:text-box>
        </draw:frame>
        <draw:frame draw:style-name="gr2" draw:text-style-name="P3" draw:layer="layout" svg:width="24.035cm" svg:height="2.816cm" svg:x="2cm" svg:y="5cm">
          <draw:text-box>
            <text:p text:style-name="P2"><text:span text:style-name="T2">Feature Generator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21:28:59.75</meta:creation-date>
    <dc:date>2013-06-29T21:53:20</dc:date>
    <meta:editing-duration>PT6M54S</meta:editing-duration>
    <meta:editing-cycles>7</meta:editing-cycles>
    <meta:generator>LibreOffice/4.0.2.2$Linux_X86_64 LibreOffice_project/400m0$Build-2</meta:generator>
    <meta:document-statistic meta:object-count="2"/>
  </office:meta>
</office:document-meta>
</file>

<file path=Scripts/javascript/Library/parcel-descriptor.xml><?xml version="1.0" encoding="utf-8"?>
<parcel xmlns:parcel="scripting.dtd" language="JavaScript">
  <script language="JavaScript">
    <locale lang="en">
      <displayname value="GenerateFeature.js"/>
      <description>GenerateFeature.js</description>
    </locale>
    <logicalname value="GenerateFeature.js"/>
    <functionname value="GenerateFeature.js"/>
  </script>
</parcel>
</file>